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.11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131.44pt"/>
    </style:style>
    <style:style style:name="co9" style:family="table-column">
      <style:table-column-properties fo:break-before="auto" style:column-width="57.09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Notes horse costs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Wages 18<text:span text:style-name="T1">th</text:span> Century</text:p>
          </table:table-cell>
        </table:table-row>
        <table:table-row table:style-name="ro2"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/>
          <table:table-cell office:value-type="string" calcext:value-type="string">
            <text:p>Use 24/year, 2/month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Horses Upkeep:</text:p>
          </table:table-cell>
        </table:table-row>
        <table:table-row table:style-name="ro2">
          <table:table-cell/>
          <table:table-cell office:value-type="string" calcext:value-type="string">
            <text:p>Estimate 2 per month, 1.5 for pony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Cost per kilometer</text:p>
          </table:table-cell>
        </table:table-row>
        <table:table-row table:style-name="ro2">
          <table:table-cell/>
          <table:table-cell office:value-type="string" calcext:value-type="string">
            <text:p>Estimate .01 per kilometer.</text:p>
          </table:table-cell>
        </table:table-row>
      </table:table>
      <table:table table:name="Cost table horses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number-columns-repeated="2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Costs in credit cents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rea(s)</text:p>
          </table:table-cell>
          <table:table-cell table:style-name="ce1" office:value-type="string" calcext:value-type="string">
            <text:p>Number Horses</text:p>
          </table:table-cell>
          <table:table-cell table:style-name="ce1" office:value-type="string" calcext:value-type="string">
            <text:p>Number Staff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Upkeep Costs (Horses)</text:p>
          </table:table-cell>
          <table:table-cell table:style-name="ce1" office:value-type="string" calcext:value-type="string">
            <text:p>Total per month</text:p>
          </table:table-cell>
          <table:table-cell table:style-name="ce1" office:value-type="string" calcext:value-type="string">
            <text:p>Total per month translated to .tab.</text:p>
          </table:table-cell>
          <table:table-cell table:style-name="ce1" office:value-type="string" calcext:value-type="string">
            <text:p>Costs per kilometer (Horse)</text:p>
          </table:table-cell>
          <table:table-cell table:style-name="ce1" office:value-type="string" calcext:value-type="string">
            <text:p>Cost per kilometer (staff)</text:p>
          </table:table-cell>
          <table:table-cell table:style-name="ce1" office:value-type="string" calcext:value-type="string">
            <text:p>Total per kilometer</text:p>
          </table:table-cell>
        </table:table-row>
        <table:table-row table:style-name="ro2">
          <table:table-cell office:value-type="string" calcext:value-type="string">
            <text:p>BoatHorsesSingle</text:p>
          </table:table-cell>
          <table:table-cell office:value-type="string" calcext:value-type="string">
            <text:p>Boa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3]*[.F3])+([.D3]*[.E3])" office:value-type="float" office:value="450" calcext:value-type="float">
            <text:p>450</text:p>
          </table:table-cell>
          <table:table-cell table:formula="of:=[.G3]*2.5"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]*[.C3])+([.D3]*[.J3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oatHorsesFly</text:p>
          </table:table-cell>
          <table:table-cell office:value-type="string" calcext:value-type="string">
            <text:p>Boa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formula="of:=([.C4]*[.F4])+([.D4]*[.E4])" office:value-type="float" office:value="800" calcext:value-type="float">
            <text:p>800</text:p>
          </table:table-cell>
          <table:table-cell table:formula="of:=[.G4]*2.5" office:value-type="float" office:value="2000" calcext:value-type="float">
            <text:p>20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I4]*[.C4])+([.D4]*[.J4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ost-boy</text:p>
          </table:table-cell>
          <table:table-cell office:value-type="string" calcext:value-type="string">
            <text:p>Bus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([.C5]*[.F5])+([.D5]*[.E5])" office:value-type="float" office:value="200" calcext:value-type="float">
            <text:p>200</text:p>
          </table:table-cell>
          <table:table-cell table:formula="of:=[.G5]*2.5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I5]*[.C5])+([.D5]*[.J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vestockDrover</text:p>
          </table:table-cell>
          <table:table-cell office:value-type="string" calcext:value-type="string">
            <text:p>Bus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([.C6]*[.F6])+([.D6]*[.E6])" office:value-type="float" office:value="200" calcext:value-type="float">
            <text:p>200</text:p>
          </table:table-cell>
          <table:table-cell table:formula="of:=[.G6]*2.5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I6]*[.C6])+([.D6]*[.J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oad-horse-pony-single</text:p>
          </table:table-cell>
          <table:table-cell office:value-type="string" calcext:value-type="string">
            <text:p>Bus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([.C7]*[.F7])+([.D7]*[.E7])" office:value-type="float" office:value="400" calcext:value-type="float">
            <text:p>400</text:p>
          </table:table-cell>
          <table:table-cell table:formula="of:=[.G7]*2.5"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I7]*[.C7])+([.D7]*[.J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oad-horse-pony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([.C8]*[.F8])+([.D8]*[.E8])" office:value-type="float" office:value="600" calcext:value-type="float">
            <text:p>600</text:p>
          </table:table-cell>
          <table:table-cell table:formula="of:=[.G8]*2.5" office:value-type="float" office:value="1500" calcext:value-type="float">
            <text:p>15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I8]*[.C8])+([.D8]*[.J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ad-horse-irish-draught-single</text:p>
          </table:table-cell>
          <table:table-cell office:value-type="string" calcext:value-type="string">
            <text:p>Bu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9]*[.F9])+([.D9]*[.E9])" office:value-type="float" office:value="450" calcext:value-type="float">
            <text:p>450</text:p>
          </table:table-cell>
          <table:table-cell table:formula="of:=[.G9]*2.5"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9]*[.C9])+([.D9]*[.J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ail-horse-irish-draught-single</text:p>
          </table:table-cell>
          <table:table-cell office:value-type="string" calcext:value-type="string">
            <text:p>Tra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10]*[.F10])+([.D10]*[.E10])" office:value-type="float" office:value="450" calcext:value-type="float">
            <text:p>450</text:p>
          </table:table-cell>
          <table:table-cell table:formula="of:=[.G10]*2.5"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0]*[.C10])+([.D10]*[.J10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arrowgauge-horse-irish-draught-single</text:p>
          </table:table-cell>
          <table:table-cell office:value-type="string" calcext:value-type="string">
            <text:p>NarrowGau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11]*[.F11])+([.D11]*[.E11])" office:value-type="float" office:value="450" calcext:value-type="float">
            <text:p>450</text:p>
          </table:table-cell>
          <table:table-cell table:formula="of:=[.G11]*2.5"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1]*[.C11])+([.D11]*[.J11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ram-horse-irish-draught-single</text:p>
          </table:table-cell>
          <table:table-cell office:value-type="string" calcext:value-type="string">
            <text:p>Tra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12]*[.F12])+([.D12]*[.E12])" office:value-type="float" office:value="450" calcext:value-type="float">
            <text:p>450</text:p>
          </table:table-cell>
          <table:table-cell table:formula="of:=[.G12]*2.5"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2]*[.C12])+([.D12]*[.J12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ad-horse-irish-draught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13]*[.F13])+([.D13]*[.E13])" office:value-type="float" office:value="700" calcext:value-type="float">
            <text:p>700</text:p>
          </table:table-cell>
          <table:table-cell table:formula="of:=[.G13]*2.5"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3]*[.C13])+([.D13]*[.J1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ail-horse-irish-draught-double</text:p>
          </table:table-cell>
          <table:table-cell office:value-type="string" calcext:value-type="string">
            <text:p>Tra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14]*[.F14])+([.D14]*[.E14])" office:value-type="float" office:value="700" calcext:value-type="float">
            <text:p>700</text:p>
          </table:table-cell>
          <table:table-cell table:formula="of:=[.G14]*2.5"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4]*[.C14])+([.D14]*[.J1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arrowgauge-horse-irish-draught-double</text:p>
          </table:table-cell>
          <table:table-cell office:value-type="string" calcext:value-type="string">
            <text:p>NarrowGau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15]*[.F15])+([.D15]*[.E15])" office:value-type="float" office:value="700" calcext:value-type="float">
            <text:p>700</text:p>
          </table:table-cell>
          <table:table-cell table:formula="of:=[.G15]*2.5"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5]*[.C15])+([.D15]*[.J15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ram-horse-irish-draught-double</text:p>
          </table:table-cell>
          <table:table-cell office:value-type="string" calcext:value-type="string">
            <text:p>Tr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16]*[.F16])+([.D16]*[.E16])" office:value-type="float" office:value="700" calcext:value-type="float">
            <text:p>700</text:p>
          </table:table-cell>
          <table:table-cell table:formula="of:=[.G16]*2.5"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6]*[.C16])+([.D16]*[.J16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shire-single</text:p>
          </table:table-cell>
          <table:table-cell office:value-type="string" calcext:value-type="string">
            <text:p>Bu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17]*[.F17])+([.D17]*[.E17])" office:value-type="float" office:value="470" calcext:value-type="float">
            <text:p>470</text:p>
          </table:table-cell>
          <table:table-cell table:formula="of:=[.G17]*2.5"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7]*[.C17])+([.D17]*[.J17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ail-horse-shire-single</text:p>
          </table:table-cell>
          <table:table-cell office:value-type="string" calcext:value-type="string">
            <text:p>Tra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18]*[.F18])+([.D18]*[.E18])" office:value-type="float" office:value="470" calcext:value-type="float">
            <text:p>470</text:p>
          </table:table-cell>
          <table:table-cell table:formula="of:=[.G18]*2.5"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8]*[.C18])+([.D18]*[.J1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arrowgauge-horse-shire-single</text:p>
          </table:table-cell>
          <table:table-cell office:value-type="string" calcext:value-type="string">
            <text:p>NarrowGau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19]*[.F19])+([.D19]*[.E19])" office:value-type="float" office:value="470" calcext:value-type="float">
            <text:p>470</text:p>
          </table:table-cell>
          <table:table-cell table:formula="of:=[.G19]*2.5"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9]*[.C19])+([.D19]*[.J1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ram-horse-shire-single</text:p>
          </table:table-cell>
          <table:table-cell office:value-type="string" calcext:value-type="string">
            <text:p>Tra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0]*[.F20])+([.D20]*[.E20])" office:value-type="float" office:value="470" calcext:value-type="float">
            <text:p>470</text:p>
          </table:table-cell>
          <table:table-cell table:formula="of:=[.G20]*2.5"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0]*[.C20])+([.D20]*[.J20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ad-horse-shire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1]*[.F21])+([.D21]*[.E21])" office:value-type="float" office:value="740" calcext:value-type="float">
            <text:p>740</text:p>
          </table:table-cell>
          <table:table-cell table:formula="of:=[.G21]*2.5"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1]*[.C21])+([.D21]*[.J21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ail-horse-shire-double</text:p>
          </table:table-cell>
          <table:table-cell office:value-type="string" calcext:value-type="string">
            <text:p>Tra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2]*[.F22])+([.D22]*[.E22])" office:value-type="float" office:value="740" calcext:value-type="float">
            <text:p>740</text:p>
          </table:table-cell>
          <table:table-cell table:formula="of:=[.G22]*2.5"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2]*[.C22])+([.D22]*[.J2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arrowgauge-horse-shire-double</text:p>
          </table:table-cell>
          <table:table-cell office:value-type="string" calcext:value-type="string">
            <text:p>NarrowGau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3]*[.F23])+([.D23]*[.E23])" office:value-type="float" office:value="740" calcext:value-type="float">
            <text:p>740</text:p>
          </table:table-cell>
          <table:table-cell table:formula="of:=[.G23]*2.5"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3]*[.C23])+([.D23]*[.J2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ram-horse-shire-double</text:p>
          </table:table-cell>
          <table:table-cell office:value-type="string" calcext:value-type="string">
            <text:p>Tr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4]*[.F24])+([.D24]*[.E24])" office:value-type="float" office:value="740" calcext:value-type="float">
            <text:p>740</text:p>
          </table:table-cell>
          <table:table-cell table:formula="of:=[.G24]*2.5"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4]*[.C24])+([.D24]*[.J2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clydesdale-single</text:p>
          </table:table-cell>
          <table:table-cell office:value-type="string" calcext:value-type="string">
            <text:p>Bu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5]*[.F25])+([.D25]*[.E25])" office:value-type="float" office:value="470" calcext:value-type="float">
            <text:p>470</text:p>
          </table:table-cell>
          <table:table-cell table:formula="of:=[.G25]*2.5"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5]*[.C25])+([.D25]*[.J25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ail-horse-clydesdale-single</text:p>
          </table:table-cell>
          <table:table-cell office:value-type="string" calcext:value-type="string">
            <text:p>Tra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6]*[.F26])+([.D26]*[.E26])" office:value-type="float" office:value="470" calcext:value-type="float">
            <text:p>470</text:p>
          </table:table-cell>
          <table:table-cell table:formula="of:=[.G26]*2.5"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6]*[.C26])+([.D26]*[.J26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arrowgauge-horse-clydesdale-single</text:p>
          </table:table-cell>
          <table:table-cell office:value-type="string" calcext:value-type="string">
            <text:p>NarrowGau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7]*[.F27])+([.D27]*[.E27])" office:value-type="float" office:value="470" calcext:value-type="float">
            <text:p>470</text:p>
          </table:table-cell>
          <table:table-cell table:formula="of:=[.G27]*2.5"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7]*[.C27])+([.D27]*[.J27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ram-horse-clydesdale-single</text:p>
          </table:table-cell>
          <table:table-cell office:value-type="string" calcext:value-type="string">
            <text:p>Tra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8]*[.F28])+([.D28]*[.E28])" office:value-type="float" office:value="470" calcext:value-type="float">
            <text:p>470</text:p>
          </table:table-cell>
          <table:table-cell table:formula="of:=[.G28]*2.5"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8]*[.C28])+([.D28]*[.J2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ad-horse-clydesdale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9]*[.F29])+([.D29]*[.E29])" office:value-type="float" office:value="740" calcext:value-type="float">
            <text:p>740</text:p>
          </table:table-cell>
          <table:table-cell table:formula="of:=[.G29]*2.5"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9]*[.C29])+([.D29]*[.J29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ail-horse-clydesdale-double</text:p>
          </table:table-cell>
          <table:table-cell office:value-type="string" calcext:value-type="string">
            <text:p>Tra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30]*[.F30])+([.D30]*[.E30])" office:value-type="float" office:value="740" calcext:value-type="float">
            <text:p>740</text:p>
          </table:table-cell>
          <table:table-cell table:formula="of:=[.G30]*2.5"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0]*[.C30])+([.D30]*[.J30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arrowgauge-horse-clydesdale-double</text:p>
          </table:table-cell>
          <table:table-cell office:value-type="string" calcext:value-type="string">
            <text:p>NarrowGau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31]*[.F31])+([.D31]*[.E31])" office:value-type="float" office:value="740" calcext:value-type="float">
            <text:p>740</text:p>
          </table:table-cell>
          <table:table-cell table:formula="of:=[.G31]*2.5"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1]*[.C31])+([.D31]*[.J31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ram-horse-clydesdale-double</text:p>
          </table:table-cell>
          <table:table-cell office:value-type="string" calcext:value-type="string">
            <text:p>Tr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32]*[.F32])+([.D32]*[.E32])" office:value-type="float" office:value="740" calcext:value-type="float">
            <text:p>740</text:p>
          </table:table-cell>
          <table:table-cell table:formula="of:=[.G32]*2.5"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2]*[.C32])+([.D32]*[.J3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friesian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table:formula="of:=([.C33]*[.F33])+([.D33]*[.E33])" office:value-type="float" office:value="760" calcext:value-type="float">
            <text:p>760</text:p>
          </table:table-cell>
          <table:table-cell table:formula="of:=[.G33]*2.5" office:value-type="float" office:value="1900" calcext:value-type="float">
            <text:p>19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3]*[.C33])+([.D33]*[.J3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hackney-single</text:p>
          </table:table-cell>
          <table:table-cell office:value-type="string" calcext:value-type="string">
            <text:p>Bu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table:formula="of:=([.C34]*[.F34])+([.D34]*[.E34])" office:value-type="float" office:value="480" calcext:value-type="float">
            <text:p>480</text:p>
          </table:table-cell>
          <table:table-cell table:formula="of:=[.G34]*2.5"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4]*[.C34])+([.D34]*[.J34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ad-horse-hackney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table:formula="of:=([.C35]*[.F35])+([.D35]*[.E35])" office:value-type="float" office:value="760" calcext:value-type="float">
            <text:p>760</text:p>
          </table:table-cell>
          <table:table-cell table:formula="of:=[.G35]*2.5" office:value-type="float" office:value="1900" calcext:value-type="float">
            <text:p>19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5]*[.C35])+([.D35]*[.J35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cleveland-bay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90" calcext:value-type="float">
            <text:p>290</text:p>
          </table:table-cell>
          <table:table-cell table:formula="of:=([.C36]*[.F36])+([.D36]*[.E36])" office:value-type="float" office:value="780" calcext:value-type="float">
            <text:p>780</text:p>
          </table:table-cell>
          <table:table-cell table:formula="of:=[.G36]*2.5"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6]*[.C36])+([.D36]*[.J36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yorkshire-coach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0" calcext:value-type="float">
            <text:p>310</text:p>
          </table:table-cell>
          <table:table-cell table:formula="of:=([.C37]*[.F37])+([.D37]*[.E37])" office:value-type="float" office:value="820" calcext:value-type="float">
            <text:p>820</text:p>
          </table:table-cell>
          <table:table-cell table:formula="of:=[.G37]*2.5" office:value-type="float" office:value="2050" calcext:value-type="float">
            <text:p>20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7]*[.C37])+([.D37]*[.J37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ilBike</text:p>
          </table:table-cell>
          <table:table-cell office:value-type="string" calcext:value-type="string">
            <text:p>Bus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([.C38]*[.F38])+([.D38]*[.E38])" office:value-type="float" office:value="200" calcext:value-type="float">
            <text:p>200</text:p>
          </table:table-cell>
          <table:table-cell table:formula="of:=[.G38]*2.5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I38]*[.C38])+([.D38]*[.J3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ack-horse-bulk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formula="of:=([.C39]*[.F39])+([.D39]*[.E39])" office:value-type="float" office:value="680" calcext:value-type="float">
            <text:p>680</text:p>
          </table:table-cell>
          <table:table-cell table:formula="of:=[.G39]*2.5"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9]*[.C39])+([.D39]*[.J39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ck-horse-piec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formula="of:=([.C40]*[.F40])+([.D40]*[.E40])" office:value-type="float" office:value="680" calcext:value-type="float">
            <text:p>680</text:p>
          </table:table-cell>
          <table:table-cell table:formula="of:=[.G40]*2.5"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40]*[.C40])+([.D40]*[.J40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ck-horse-food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formula="of:=([.C41]*[.F41])+([.D41]*[.E41])" office:value-type="float" office:value="680" calcext:value-type="float">
            <text:p>680</text:p>
          </table:table-cell>
          <table:table-cell table:formula="of:=[.G41]*2.5"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41]*[.C41])+([.D41]*[.J41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ck-horse-long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formula="of:=([.C42]*[.F42])+([.D42]*[.E42])" office:value-type="float" office:value="680" calcext:value-type="float">
            <text:p>680</text:p>
          </table:table-cell>
          <table:table-cell table:formula="of:=[.G42]*2.5"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42]*[.C42])+([.D42]*[.J4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ck-horse-liquid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formula="of:=([.C43]*[.F43])+([.D43]*[.E43])" office:value-type="float" office:value="680" calcext:value-type="float">
            <text:p>680</text:p>
          </table:table-cell>
          <table:table-cell table:formula="of:=[.G43]*2.5"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43]*[.C43])+([.D43]*[.J43]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16:09:40.743769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0:21:01.863503141</meta:creation-date>
    <dc:date>2017-11-12T16:46:38.021494091</dc:date>
    <meta:editing-duration>PT1H19M8S</meta:editing-duration>
    <meta:editing-cycles>7</meta:editing-cycles>
    <meta:generator>LibreOffice/5.1.6.2$Linux_X86_64 LibreOffice_project/10m0$Build-2</meta:generator>
    <meta:document-statistic meta:table-count="2" meta:cell-count="470" meta:object-count="0"/>
  </office:meta>
</office:document-meta>
</file>